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tti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otti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ottie.html" text:style-name="Internet_20_link" text:visited-style-name="Visited_20_Internet_20_Link">link</text:a>)</text:p>

            
                <text:list xml:id="list_Lottie2" text:continue-numbering="true" text:continue-list="list_Lotti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tti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ttie4" text:continue-numbering="true" text:continue-list="list_Lottie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ottie5" text:continue-numbering="true" text:continue-list="list_Lottie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ottie6" text:continue-numbering="true" text:continue-list="list_Lottie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ottie7" text:continue-numbering="true" text:continue-list="list_Lottie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ottie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ottie9" text:continue-numbering="true" text:continue-list="list_Lottie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ottie10" text:continue-numbering="true" text:continue-list="list_Lottie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ottie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ottie12" text:continue-numbering="true" text:continue-list="list_Lottie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ottie13" text:continue-numbering="true" text:continue-list="list_Lottie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ottie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ottie15" text:continue-numbering="true" text:continue-list="list_Lottie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ottie16" text:continue-numbering="true" text:continue-list="list_Lottie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ottie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ottie18" text:continue-numbering="true" text:continue-list="list_Lottie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ottie19" text:continue-numbering="true" text:continue-list="list_Lottie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ottie20" text:continue-numbering="true" text:continue-list="list_Lottie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ottie21" text:continue-numbering="true" text:continue-list="list_Lottie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ottie22" text:continue-numbering="true" text:continue-list="list_Lottie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ottie23" text:continue-numbering="true" text:continue-list="list_Lottie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ottie24" text:continue-numbering="true" text:continue-list="list_Lottie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ottie25" text:continue-numbering="true" text:continue-list="list_Lottie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ottie26" text:continue-numbering="true" text:continue-list="list_Lottie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ottie27" text:continue-numbering="true" text:continue-list="list_Lottie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ottie28" text:continue-numbering="true" text:continue-list="list_Lottie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ottie29" text:continue-numbering="true" text:continue-list="list_Lottie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ottie30" text:continue-numbering="true" text:continue-list="list_Lottie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ottie31" text:continue-numbering="true" text:continue-list="list_Lottie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ottie32" text:continue-numbering="true" text:continue-list="list_Lottie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ottie33" text:continue-numbering="true" text:continue-list="list_Lottie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ottie34" text:continue-numbering="true" text:continue-list="list_Lottie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ottie35" text:continue-numbering="true" text:continue-list="list_Lottie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ottie36" text:continue-numbering="true" text:continue-list="list_Lottie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ottie37" text:continue-numbering="true" text:continue-list="list_Lottie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ottie38" text:continue-numbering="true" text:continue-list="list_Lottie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ottie39" text:continue-numbering="true" text:continue-list="list_Lottie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ottie40" text:continue-numbering="true" text:continue-list="list_Lottie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ottie41" text:continue-numbering="true" text:continue-list="list_Lottie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ottie42" text:continue-numbering="true" text:continue-list="list_Lottie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ottie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ottie44" text:continue-numbering="true" text:continue-list="list_Lottie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ottie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ottie46" text:continue-numbering="true" text:continue-list="list_Lottie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ottie47" text:continue-numbering="true" text:continue-list="list_Lottie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ottie48" text:continue-numbering="true" text:continue-list="list_Lottie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ottie49" text:continue-numbering="true" text:continue-list="list_Lottie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ottie50" text:continue-numbering="true" text:continue-list="list_Lottie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ottie51" text:continue-numbering="true" text:continue-list="list_Lottie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ottie52" text:continue-numbering="true" text:continue-list="list_Lottie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ottie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ttie54" text:continue-numbering="true" text:continue-list="list_Lottie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ttie55" text:continue-numbering="true" text:continue-list="list_Lottie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ttie56" text:continue-numbering="true" text:continue-list="list_Lottie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